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A6000002C341BB1FA971E262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14.101cm" fo:min-width="13.851cm"/>
    </style:style>
    <style:style style:name="gr2" style:family="graphic" style:parent-style-name="standard">
      <style:graphic-properties svg:stroke-color="#000000" draw:fill-color="#00b274" draw:textarea-horizontal-align="justify" draw:textarea-vertical-align="middle" draw:auto-grow-height="false" fo:min-height="0.893cm" fo:min-width="3.056cm"/>
    </style:style>
    <style:style style:name="gr3" style:family="graphic" style:parent-style-name="standard">
      <style:graphic-properties svg:stroke-color="#000000" draw:fill-color="#5e8ac7" draw:textarea-horizontal-align="justify" draw:textarea-vertical-align="middle" draw:auto-grow-height="false" fo:min-height="0.893cm" fo:min-width="5.088cm"/>
    </style:style>
    <style:style style:name="gr4" style:family="graphic" style:parent-style-name="standard">
      <style:graphic-properties draw:fill-color="#00aaad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draw:fill-color="#00aaad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marker-start="" draw:fill="none" draw:fill-color="#729fcf" draw:textarea-horizontal-align="justify" draw:textarea-vertical-align="middle" draw:auto-grow-height="false" fo:min-height="1.02cm" fo:min-width="1.659cm"/>
    </style:style>
    <style:style style:name="gr8" style:family="graphic" style:parent-style-name="standard">
      <style:graphic-properties svg:stroke-color="#000000" draw:fill-color="#b2b2b2" draw:textarea-horizontal-align="justify" draw:textarea-vertical-align="top" draw:auto-grow-height="false" fo:min-height="8.513cm" fo:min-width="5.86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-color="#ba131a" draw:textarea-horizontal-align="justify" draw:textarea-vertical-align="middle" draw:auto-grow-height="false" fo:min-height="0.893cm" fo:min-width="3.056cm"/>
    </style:style>
    <style:style style:name="gr12" style:family="graphic" style:parent-style-name="standard">
      <style:graphic-properties svg:stroke-color="#000000" draw:fill-color="#0066b3" draw:textarea-horizontal-align="justify" draw:textarea-vertical-align="middle" draw:auto-grow-height="false" fo:min-height="0.893cm" fo:min-width="3.056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dddddd"/>
      <style:paragraph-properties fo:margin-top="0cm" fo:margin-bottom="0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b274"/>
      <style:paragraph-properties fo:text-align="center"/>
    </style:style>
    <style:style style:name="P5" style:family="paragraph">
      <loext:graphic-properties draw:fill-color="#5e8ac7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b2b2b2"/>
      <style:paragraph-properties fo:margin-top="0cm" fo:margin-bottom="0cm" fo:text-align="center"/>
    </style:style>
    <style:style style:name="P9" style:family="paragraph">
      <loext:graphic-properties draw:fill-color="#ba131a"/>
      <style:paragraph-properties fo:text-align="center"/>
    </style:style>
    <style:style style:name="P10" style:family="paragraph">
      <loext:graphic-properties draw:fill-color="#0066b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351cm" svg:height="14.351cm" svg:x="13.081cm" svg:y="1.508cm">
          <text:p text:style-name="P1"/>
          <text:p text:style-name="P1">HPC Nod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6cm" svg:height="1.143cm" svg:x="23.114cm" svg:y="2.3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6cm" svg:height="1.143cm" svg:x="23.114cm" svg:y="3.7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1.143cm" svg:x="1.143cm" svg:y="3.794cm">
          <text:p text:style-name="P3">Detector Module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0.508cm" svg:height="0.508cm" svg:x="6.458cm" svg:y="4.1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0.508cm" svg:height="0.508cm" svg:x="12.858cm" svg:y="13.315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966cm" svg:y1="4.369cm" svg:x2="12.858cm" svg:y2="13.569cm" draw:start-shape="id1" draw:start-glue-point="1" draw:end-shape="id2" draw:end-glue-point="3" svg:d="M6966 4369h2946v9200h2946" svg:viewBox="0 0 5893 9201">
          <text:p/>
        </draw:connector>
        <draw:custom-shape draw:style-name="gr7" draw:text-style-name="P7" draw:layer="layout" svg:width="2.159cm" svg:height="1.27cm" svg:x="9.712cm" svg:y="8.334cm">
          <text:p text:style-name="P3">UDP</text:p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6.369cm" svg:height="8.763cm" svg:x="14.824cm" svg:y="6.453cm">
          <text:p text:style-name="P1"/>
          <text:p text:style-name="P1">RAM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.271cm" svg:height="7.018cm" svg:x="14.716cm" svg:y="8.318cm">
          <draw:image xlink:href="Pictures/10000200000003A6000002C341BB1FA971E262F5.png" xlink:type="simple" xlink:show="embed" xlink:actuate="onLoad">
            <text:p/>
          </draw:image>
        </draw:frame>
        <draw:custom-shape draw:style-name="gr3" draw:text-style-name="P5" draw:layer="layout" svg:width="5.588cm" svg:height="1.143cm" svg:x="1.143cm" svg:y="5.394cm">
          <text:p text:style-name="P3">Detector Module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0.508cm" svg:height="0.508cm" svg:x="6.458cm" svg:y="5.715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.966cm" svg:y1="5.969cm" svg:x2="12.858cm" svg:y2="13.569cm" draw:start-shape="id3" draw:start-glue-point="1" draw:end-shape="id2" draw:end-glue-point="3" svg:d="M6966 5969h2946v7600h2946" svg:viewBox="0 0 5893 7601">
          <text:p/>
        </draw:connector>
        <draw:connector draw:style-name="gr6" draw:text-style-name="P3" draw:layer="layout" svg:x1="13.366cm" svg:y1="13.569cm" svg:x2="14.824cm" svg:y2="10.834cm" draw:start-shape="id2" draw:start-glue-point="1" draw:end-shape="id4" svg:d="M13366 13569h729v-2735h729" svg:viewBox="0 0 1459 2736">
          <text:p/>
        </draw:connector>
        <draw:custom-shape draw:style-name="gr5" draw:text-style-name="P6" xml:id="id6" draw:id="id6" draw:layer="layout" svg:width="0.508cm" svg:height="0.508cm" svg:x="22.858cm" svg:y="4.1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0.508cm" svg:height="0.508cm" svg:x="22.858cm" svg:y="2.715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858cm" svg:y1="2.969cm" svg:x2="21.193cm" svg:y2="10.834cm" draw:start-shape="id5" draw:start-glue-point="3" draw:end-shape="id4" draw:end-glue-point="1" svg:d="M22858 2969h-833v7865h-832" svg:viewBox="0 0 1666 7866">
          <text:p/>
        </draw:connector>
        <draw:connector draw:style-name="gr6" draw:text-style-name="P3" draw:layer="layout" svg:x1="22.858cm" svg:y1="4.369cm" svg:x2="21.193cm" svg:y2="10.834cm" draw:start-shape="id6" draw:start-glue-point="3" draw:end-shape="id4" draw:end-glue-point="1" svg:d="M22858 4369h-833v6465h-832" svg:viewBox="0 0 1666 6466">
          <text:p/>
        </draw:connector>
        <draw:custom-shape draw:style-name="gr7" draw:text-style-name="P7" draw:layer="layout" svg:width="2.159cm" svg:height="1.27cm" svg:x="19.612cm" svg:y="5.034cm">
          <text:p text:style-name="P3">PCIe 3.0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56cm" svg:height="1.143cm" svg:x="23.114cm" svg:y="5.1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56cm" svg:height="1.143cm" svg:x="23.114cm" svg:y="6.5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56cm" svg:height="1.143cm" svg:x="23.114cm" svg:y="7.9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56cm" svg:height="1.143cm" svg:x="23.114cm" svg:y="9.3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56cm" svg:height="1.143cm" svg:x="23.114cm" svg:y="10.7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56cm" svg:height="1.143cm" svg:x="23.114cm" svg:y="12.194cm">
          <text:p text:style-name="P3">GPU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0.508cm" svg:height="0.508cm" svg:x="22.858cm" svg:y="5.5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0.508cm" svg:height="0.508cm" svg:x="22.858cm" svg:y="6.9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0.508cm" svg:height="0.508cm" svg:x="22.858cm" svg:y="8.3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0.508cm" svg:height="0.508cm" svg:x="22.858cm" svg:y="9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0.508cm" svg:height="0.508cm" svg:x="22.858cm" svg:y="11.1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0.508cm" svg:height="0.508cm" svg:x="22.858cm" svg:y="12.515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858cm" svg:y1="7.169cm" svg:x2="21.193cm" svg:y2="10.834cm" draw:start-shape="id7" draw:start-glue-point="3" draw:end-shape="id4" draw:end-glue-point="1" svg:d="M22858 7169h-833v3665h-832" svg:viewBox="0 0 1666 3666">
          <text:p/>
        </draw:connector>
        <draw:connector draw:style-name="gr6" draw:text-style-name="P3" draw:layer="layout" svg:x1="22.858cm" svg:y1="5.769cm" svg:x2="21.193cm" svg:y2="10.834cm" draw:start-shape="id8" draw:start-glue-point="3" draw:end-shape="id4" draw:end-glue-point="1" svg:d="M22858 5769h-833v5065h-832" svg:viewBox="0 0 1666 5066">
          <text:p/>
        </draw:connector>
        <draw:connector draw:style-name="gr6" draw:text-style-name="P3" draw:layer="layout" svg:x1="22.858cm" svg:y1="8.569cm" svg:x2="21.193cm" svg:y2="10.834cm" draw:start-shape="id9" draw:start-glue-point="3" draw:end-shape="id4" draw:end-glue-point="1" svg:d="M22858 8569h-833v2265h-832" svg:viewBox="0 0 1666 2266">
          <text:p/>
        </draw:connector>
        <draw:connector draw:style-name="gr6" draw:text-style-name="P3" draw:layer="layout" svg:x1="22.858cm" svg:y1="9.969cm" svg:x2="21.193cm" svg:y2="10.834cm" draw:start-shape="id10" draw:start-glue-point="3" draw:end-shape="id4" draw:end-glue-point="1" svg:d="M22858 9969h-833v865h-832" svg:viewBox="0 0 1666 866">
          <text:p/>
        </draw:connector>
        <draw:connector draw:style-name="gr6" draw:text-style-name="P3" draw:layer="layout" svg:x1="22.858cm" svg:y1="11.369cm" svg:x2="21.193cm" svg:y2="10.834cm" draw:start-shape="id11" draw:start-glue-point="3" draw:end-shape="id4" draw:end-glue-point="1" svg:d="M22858 11369h-833v-535h-832" svg:viewBox="0 0 1666 536">
          <text:p/>
        </draw:connector>
        <draw:connector draw:style-name="gr6" draw:text-style-name="P3" draw:layer="layout" svg:x1="22.858cm" svg:y1="12.769cm" svg:x2="21.193cm" svg:y2="10.834cm" draw:start-shape="id12" draw:start-glue-point="3" draw:end-shape="id4" draw:end-glue-point="1" svg:d="M22858 12769h-833v-1935h-832" svg:viewBox="0 0 1666 19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5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07:09.489485726</meta:creation-date>
    <dc:date>2018-05-28T09:59:28.250117705</dc:date>
    <meta:editing-duration>PT41M40S</meta:editing-duration>
    <meta:editing-cycles>5</meta:editing-cycles>
    <meta:generator>LibreOffice/6.0.4.2$Linux_X86_64 LibreOffice_project/00m0$Build-2</meta:generator>
    <meta:document-statistic meta:object-count="37"/>
  </office:meta>
</office:document-meta>
</file>